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Node">
      <style:graphic-properties draw:textarea-vertical-align="middle" draw:auto-grow-height="false"/>
    </style:style>
    <style:style style:name="gr2" style:family="graphic" style:parent-style-name="Connector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lowchart_5f_template">
        <draw:custom-shape draw:style-name="gr1" draw:text-style-name="P1" draw:layer="layout" svg:width="5cm" svg:height="1cm" svg:x="2cm" svg:y="2cm">
          <text:p text:style-name="P1">Query Imag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75cm" svg:y="2.25cm">
          <text:p text:style-name="P1">Imag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625cm" svg:y="2.125cm">
          <text:p text:style-name="P1">Imag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5cm" svg:y="2cm">
          <text:p text:style-name="P1">Imag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2cm" svg:y="4cm">
          <text:p text:style-name="P1">Signature Extr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1cm" svg:x="8.5cm" svg:y="4cm">
          <text:p text:style-name="P1">Signature Extr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1cm" svg:x="2cm" svg:y="6cm">
          <text:p text:style-name="P1">Query Signatur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75cm" svg:y="6.25cm">
          <text:p text:style-name="P1">Signatur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625cm" svg:y="6.125cm">
          <text:p text:style-name="P1">Signatur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cm" svg:height="1cm" svg:x="8.5cm" svg:y="6cm">
          <text:p text:style-name="P1">Signature Database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1.5cm" svg:height="1cm" svg:x="2cm" svg:y="8cm">
          <text:p text:style-name="P1">Comparison / Distance 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1cm" svg:x="5.5cm" svg:y="10cm">
          <text:p text:style-name="P1">Image ranking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4.5cm" svg:y1="3cm" svg:x2="4.5cm" svg:y2="4cm">
          <text:p/>
        </draw:line>
        <draw:line draw:style-name="gr2" draw:text-style-name="P1" draw:layer="layout" svg:x1="4.5cm" svg:y1="5cm" svg:x2="4.5cm" svg:y2="6cm">
          <text:p/>
        </draw:line>
        <draw:line draw:style-name="gr2" draw:text-style-name="P1" draw:layer="layout" svg:x1="4.5cm" svg:y1="7cm" svg:x2="4.5cm" svg:y2="8cm">
          <text:p/>
        </draw:line>
        <draw:line draw:style-name="gr2" draw:text-style-name="P1" draw:layer="layout" svg:x1="11cm" svg:y1="3cm" svg:x2="11cm" svg:y2="4cm">
          <text:p/>
        </draw:line>
        <draw:line draw:style-name="gr2" draw:text-style-name="P1" draw:layer="layout" svg:x1="10cm" svg:y1="5cm" svg:x2="10cm" svg:y2="6cm">
          <text:p/>
        </draw:line>
        <draw:line draw:style-name="gr2" draw:text-style-name="P1" draw:layer="layout" svg:x1="11cm" svg:y1="7cm" svg:x2="11cm" svg:y2="8cm">
          <text:p/>
        </draw:line>
        <draw:line draw:style-name="gr2" draw:text-style-name="P1" draw:layer="layout" svg:x1="8cm" svg:y1="9cm" svg:x2="8cm" svg:y2="10cm">
          <text:p/>
        </draw:line>
        <draw:line draw:style-name="gr2" draw:text-style-name="P1" draw:layer="layout" svg:x1="12cm" svg:y1="5.975cm" svg:x2="12cm" svg:y2="4.975cm">
          <text:p/>
        </draw:line>
        <draw:polyline draw:style-name="gr2" draw:text-style-name="P1" draw:layer="layout" svg:width="0.909cm" svg:height="2.327cm" draw:transform="rotate (-2.87071755368027) translate (8.5cm 6.5cm)" svg:viewBox="0 0 910 2328" draw:points="0,0 723,201 188,2128 910,232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roid Sans'" style:font-style-name="Standard" style:font-family-generic="swiss" style:font-pitch="variable" fo:font-size="1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de" style:family="graphic" style:parent-style-name="standard">
      <style:graphic-properties draw:stroke-dash="Dash_20_1" svg:stroke-width="0.05cm" svg:stroke-color="#dfba69" draw:marker-start-width="0.28cm" draw:marker-end-width="0.28cm" draw:fill-color="#fffedf" draw:fill-image-width="0cm" draw:fill-image-height="0cm"/>
    </style:style>
    <style:style style:name="Node_20_Subtext" style:display-name="Node Subtext" style:family="graphic" style:parent-style-name="standard">
      <style:graphic-properties draw:stroke="none" draw:fill="none" draw:fill-image-width="0cm" draw:fill-image-height="0cm"/>
      <style:text-properties fo:color="#666666"/>
    </style:style>
    <style:style style:name="Node_20_Divider" style:display-name="Node Divider" style:family="graphic">
      <style:graphic-properties draw:stroke="dash" draw:stroke-dash="Ultrafine_20_Dashed" svg:stroke-opacity="50%" draw:fill="none"/>
    </style:style>
    <style:style style:name="Node_20_Label" style:display-name="Node Label" style:family="graphic" style:parent-style-name="standard">
      <style:graphic-properties draw:stroke="none" draw:fill="none" draw:fill-color="#fffedf" draw:fill-image-width="0cm" draw:fill-image-height="0cm" draw:auto-grow-width="true" fo:padding-top="0.05cm" fo:padding-bottom="0.05cm" fo:padding-left="0.05cm" fo:padding-right="0.05cm"/>
    </style:style>
    <style:style style:name="Connector" style:family="graphic" style:parent-style-name="Node">
      <style:graphic-properties draw:marker-end="Arrow" draw:marker-end-width="0.2cm" draw:fill="none" draw:start-line-spacing-horizontal="0.1cm" draw:start-line-spacing-vertical="0.1cm" draw:end-line-spacing-horizontal="0.1cm" draw:end-line-spacing-vertical="0.1cm"/>
    </style:style>
    <style:style style:name="Node_20_Group" style:display-name="Node Group" style:family="graphic" style:parent-style-name="Node">
      <style:graphic-properties svg:stroke-color="#666666" draw:fill-color="#e6e6e6"/>
    </style:style>
    <style:style style:name="Group_20_Connector" style:display-name="Group Connector" style:family="graphic" style:parent-style-name="Node_20_Group">
      <style:graphic-properties svg:stroke-color="#666666" draw:marker-end="Arrow" draw:marker-end-width="0.2cm"/>
    </style:style>
    <style:style style:name="Unbenannt1" style:family="graphic" style:parent-style-name="Node">
      <style:graphic-properties draw:fill-color="#fff3b7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lowchart_5f_template" style:display-name="flowchart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7T12:21:32</meta:creation-date>
    <meta:editing-duration>PT1M7S</meta:editing-duration>
    <meta:editing-cycles>4</meta:editing-cycles>
    <meta:generator>LibreOffice/3.5$Linux_X86_64 LibreOffice_project/350m1$Build-3</meta:generator>
    <dc:date>2012-07-30T11:39:54</dc:date>
    <meta:document-statistic meta:object-count="2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Sunrise glow" draw:color="#fffedf"/>
  <draw:color draw:name="Glowing Eiffel Tower" draw:color="#dfba69"/>
  <draw:color draw:name="Shallow Abyss" draw:color="#5a2e2e"/>
  <draw:color draw:name="Ostrich" draw:color="#dbc27f"/>
</ooo:color-table>
</file>